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0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8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4.556cm" svg:y1="5.994cm" svg:x2="11.05cm" svg:y2="5.994cm">
          <text:p/>
        </draw:line>
        <draw:custom-shape draw:style-name="gr2" draw:text-style-name="P1" draw:layer="layout" svg:width="6.343cm" svg:height="2.613cm" svg:x="4.707cm" svg:y="3.995cm">
          <text:p text:style-name="P1">Pel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44cm" svg:height="2.612cm" svg:x="0.2cm" svg:y="0.154cm">
          <text:p text:style-name="P1">Ma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43cm" svg:height="2.613cm" svg:x="4.707cm" svg:y="9.375cm">
          <text:p text:style-name="P1">Pelilaut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44cm" svg:height="2.613cm" svg:x="4.656cm" svg:y="15.587cm">
          <text:p text:style-name="P1">Ruutu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44cm" svg:height="2.612cm" svg:x="15.056cm" svg:y="0.154cm">
          <text:p text:style-name="P1">GUI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343cm" svg:height="2.612cm" svg:x="14.556cm" svg:y="4.303cm">
          <text:p text:style-name="P1">Pelaaja</text:p>
          <draw:enhanced-geometry svg:viewBox="0 0 21600 21600" draw:type="rectangle" draw:enhanced-path="M 0 0 L 21600 0 21600 21600 0 21600 0 0 Z N"/>
        </draw:custom-shape>
        <draw:frame draw:style-name="gr3" draw:layer="layout" svg:width="3.005cm" svg:height="0.962cm" svg:x="11.595cm" svg:y="1.6cm">
          <draw:text-box>
            <text:p>Käyttää</text:p>
          </draw:text-box>
        </draw:frame>
        <draw:line draw:style-name="gr4" draw:text-style-name="P1" draw:layer="layout" svg:x1="15.223cm" svg:y1="1.998cm" svg:x2="11.05cm" svg:y2="4.303cm">
          <text:p/>
        </draw:line>
        <draw:line draw:style-name="gr4" draw:text-style-name="P1" draw:layer="layout" svg:x1="7.712cm" svg:y1="6.608cm" svg:x2="7.8cm" svg:y2="9.375cm">
          <text:p/>
        </draw:line>
        <draw:frame draw:style-name="gr5" draw:layer="layout" svg:width="3.004cm" svg:height="0.962cm" svg:x="8.4cm" svg:y="7.638cm">
          <draw:text-box>
            <text:p>Käyttää</text:p>
          </draw:text-box>
        </draw:frame>
        <draw:line draw:style-name="gr4" draw:text-style-name="P1" draw:layer="layout" svg:x1="7.712cm" svg:y1="11.945cm" svg:x2="7.8cm" svg:y2="15.587cm">
          <text:p/>
        </draw:line>
        <draw:frame draw:style-name="gr6" draw:layer="layout" svg:width="3.005cm" svg:height="0.962cm" svg:x="8.6cm" svg:y="12.638cm">
          <draw:text-box>
            <text:p>Sisältää</text:p>
          </draw:text-box>
        </draw:frame>
        <draw:line draw:style-name="gr4" draw:text-style-name="P1" draw:layer="layout" svg:x1="11.05cm" svg:y1="5.994cm" svg:x2="14.556cm" svg:y2="5.994cm">
          <text:p/>
        </draw:line>
        <draw:frame draw:style-name="gr5" draw:layer="layout" svg:width="3.005cm" svg:height="0.962cm" svg:x="11.384cm" svg:y="4.947cm">
          <draw:text-box>
            <text:p>Sisältää</text:p>
          </draw:text-box>
        </draw:frame>
        <draw:line draw:style-name="gr4" draw:text-style-name="P1" draw:layer="layout" svg:x1="6.543cm" svg:y1="1.844cm" svg:x2="14.389cm" svg:y2="4.947cm">
          <text:p/>
        </draw:line>
        <draw:line draw:style-name="gr4" draw:text-style-name="P1" draw:layer="layout" svg:x1="6.543cm" svg:y1="0.922cm" svg:x2="15.056cm" svg:y2="0.922cm">
          <text:p/>
        </draw:line>
        <draw:line draw:style-name="gr4" draw:text-style-name="P1" draw:layer="layout" svg:x1="1.202cm" svg:y1="2.766cm" svg:x2="4.708cm" svg:y2="9.374cm">
          <text:p/>
        </draw:line>
        <draw:line draw:style-name="gr4" draw:text-style-name="P1" draw:layer="layout" svg:x1="3.872cm" svg:y1="2.766cm" svg:x2="5.207cm" svg:y2="3.995cm">
          <text:p/>
        </draw:line>
        <draw:frame draw:style-name="gr6" draw:layer="layout" svg:width="1.67cm" svg:height="0.962cm" svg:x="9.047cm" svg:y="0cm">
          <draw:text-box>
            <text:p>luo</text:p>
          </draw:text-box>
        </draw:frame>
        <draw:frame draw:style-name="gr6" draw:layer="layout" svg:width="1.669cm" svg:height="0.962cm" svg:x="8.547cm" svg:y="1.845cm">
          <draw:text-box>
            <text:p>luo</text:p>
          </draw:text-box>
        </draw:frame>
        <draw:frame draw:style-name="gr6" draw:layer="layout" svg:width="1.67cm" svg:height="0.962cm" svg:x="4.874cm" svg:y="2.92cm">
          <draw:text-box>
            <text:p>luo</text:p>
          </draw:text-box>
        </draw:frame>
        <draw:frame draw:style-name="gr5" draw:layer="layout" svg:width="1.67cm" svg:height="0.962cm" svg:x="1.702cm" svg:y="3.381cm">
          <draw:text-box>
            <text:p>luo</text:p>
          </draw:text-box>
        </draw:frame>
        <draw:frame draw:style-name="gr7" draw:layer="layout" svg:width="1cm" svg:height="0.962cm" svg:x="0.202cm" svg:y="3.2cm">
          <draw:text-box>
            <text:p>1</text:p>
          </draw:text-box>
        </draw:frame>
        <draw:frame draw:style-name="gr7" draw:layer="layout" svg:width="1cm" svg:height="0.962cm" svg:x="3.2cm" svg:y="10.03cm">
          <draw:text-box>
            <text:p>1</text:p>
          </draw:text-box>
        </draw:frame>
        <draw:frame draw:style-name="gr8" draw:layer="layout" svg:width="1.335cm" svg:height="1.23cm" svg:x="3.372cm" svg:y="2.766cm">
          <draw:text-box>
            <text:p>1</text:p>
          </draw:text-box>
        </draw:frame>
        <draw:frame draw:style-name="gr9" draw:layer="layout" svg:width="1.056cm" svg:height="1.03cm" svg:x="6.544cm" svg:y="1.17cm">
          <draw:text-box>
            <text:p>1</text:p>
          </draw:text-box>
        </draw:frame>
        <draw:frame draw:style-name="gr10" draw:layer="layout" svg:width="1.027cm" svg:height="0.962cm" svg:x="6.573cm" svg:y="0.154cm">
          <draw:text-box>
            <text:p>1</text:p>
          </draw:text-box>
        </draw:frame>
        <draw:frame draw:style-name="gr11" draw:layer="layout" svg:width="1cm" svg:height="1.076cm" svg:x="13.6cm" svg:y="0cm">
          <draw:text-box>
            <text:p>1</text:p>
          </draw:text-box>
        </draw:frame>
        <draw:frame draw:style-name="gr12" draw:layer="layout" svg:width="1.2cm" svg:height="1.2cm" svg:x="10.8cm" svg:y="3cm">
          <draw:text-box>
            <text:p>1</text:p>
          </draw:text-box>
        </draw:frame>
        <draw:frame draw:style-name="gr13" draw:layer="layout" svg:width="0.789cm" svg:height="0.962cm" svg:x="13.6cm" svg:y="3.341cm">
          <draw:text-box>
            <text:p>1</text:p>
          </draw:text-box>
        </draw:frame>
        <draw:frame draw:style-name="gr13" draw:layer="layout" svg:width="1.189cm" svg:height="0.962cm" svg:x="13.2cm" svg:y="5.994cm">
          <draw:text-box>
            <text:p>3</text:p>
          </draw:text-box>
        </draw:frame>
        <draw:frame draw:style-name="gr13" draw:layer="layout" svg:width="0.789cm" svg:height="0.962cm" svg:x="11.211cm" svg:y="6.038cm">
          <draw:text-box>
            <text:p>1</text:p>
          </draw:text-box>
        </draw:frame>
        <draw:frame draw:style-name="gr13" draw:layer="layout" svg:width="0.789cm" svg:height="0.962cm" svg:x="6.611cm" svg:y="6.608cm">
          <draw:text-box>
            <text:p>1</text:p>
          </draw:text-box>
        </draw:frame>
        <draw:frame draw:style-name="gr13" draw:layer="layout" svg:width="0.789cm" svg:height="0.962cm" svg:x="6.611cm" svg:y="8.2cm">
          <draw:text-box>
            <text:p>1</text:p>
          </draw:text-box>
        </draw:frame>
        <draw:frame draw:style-name="gr13" draw:layer="layout" svg:width="0.789cm" svg:height="0.962cm" svg:x="6.611cm" svg:y="11.988cm">
          <draw:text-box>
            <text:p>1</text:p>
          </draw:text-box>
        </draw:frame>
        <draw:frame draw:style-name="gr12" draw:layer="layout" svg:width="1.8cm" svg:height="1.2cm" svg:x="5.8cm" svg:y="14cm">
          <draw:text-box>
            <text:p>2..*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onas Koukkunen</meta:initial-creator>
    <meta:creation-date>2013-01-21T13:06:18</meta:creation-date>
    <dc:date>2013-01-29T18:57:09</dc:date>
    <dc:creator>Joonas Koukkunen</dc:creator>
    <meta:editing-duration>PT04H30M53S</meta:editing-duration>
    <meta:editing-cycles>4</meta:editing-cycles>
    <meta:generator>OpenOffice.org/3.2$Linux OpenOffice.org_project/320m12$Build-9483</meta:generator>
    <meta:document-statistic meta:object-count="60"/>
  </office:meta>
</office:document-meta>
</file>